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Arial Narrow" fo:font-size="10pt" style:font-size-asian="10pt" style:font-size-complex="10pt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Arial Narrow" fo:font-size="10pt" style:font-size-asian="10pt" style:font-size-complex="10pt"/>
    </style:style>
    <style:style style:name="ce10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Arial Narrow" fo:font-size="10pt" style:font-size-asian="10pt" style:font-size-complex="10pt"/>
    </style:style>
    <style:style style:name="ce11" style:family="table-cell" style:parent-style-name="Default" style:data-style-name="N0">
      <style:text-properties style:font-name="Arial Narrow" fo:font-size="10pt" style:font-size-asian="10pt" style:font-size-complex="10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2" table:number-columns-repeated="1022" table:default-cell-style-name="ce8"/>
        <table:table-row table:style-name="ro1">
          <table:table-cell table:style-name="ce6" office:value-type="string" calcext:value-type="string">
            <text:p>Major Metro Area</text:p>
          </table:table-cell>
          <table:table-cell table:style-name="ce9"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New York-Newark, NY-NJ-CT-PA CSA</text:span></text:p>
          </table:table-cell>
          <table:table-cell table:style-name="ce9" office:value-type="float" office:value="22589036" calcext:value-type="float">
            <text:p>22589036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Los Angeles-Long Beach, CA CSA</text:span></text:p>
          </table:table-cell>
          <table:table-cell table:style-name="ce9" office:value-type="float" office:value="18711436" calcext:value-type="float">
            <text:p>18711436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-118.2437" calcext:value-type="float">
            <text:p>-118.243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hicago-Naperville, IL-IN-WI CSA</text:span></text:p>
          </table:table-cell>
          <table:table-cell table:style-name="ce9" office:value-type="float" office:value="9825325" calcext:value-type="float">
            <text:p>9825325</text:p>
          </table:table-cell>
          <table:table-cell office:value-type="float" office:value="41.8781" calcext:value-type="float">
            <text:p>41.8781</text:p>
          </table:table-cell>
          <table:table-cell office:value-type="float" office:value="-87.6298" calcext:value-type="float">
            <text:p>-87.629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Washington-Baltimore-Arlington, DC-MD-VA-WV-PA CSA</text:span></text:p>
          </table:table-cell>
          <table:table-cell table:style-name="ce9" office:value-type="float" office:value="9814928" calcext:value-type="float">
            <text:p>9814928</text:p>
          </table:table-cell>
          <table:table-cell office:value-type="float" office:value="38.9072" calcext:value-type="float">
            <text:p>38.9072</text:p>
          </table:table-cell>
          <table:table-cell office:value-type="float" office:value="-77.0369" calcext:value-type="float">
            <text:p>-77.036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an Jose-San Francisco-Oakland, CA CSA</text:span></text:p>
          </table:table-cell>
          <table:table-cell table:style-name="ce9" office:value-type="float" office:value="9665887" calcext:value-type="float">
            <text:p>9665887</text:p>
          </table:table-cell>
          <table:table-cell office:value-type="float" office:value="37.3382" calcext:value-type="float">
            <text:p>37.3382</text:p>
          </table:table-cell>
          <table:table-cell office:value-type="float" office:value="-121.8863" calcext:value-type="float">
            <text:p>-121.886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Boston-Worcester-Providence, MA-RI-NH-CT CSA</text:span></text:p>
          </table:table-cell>
          <table:table-cell table:style-name="ce9" office:value-type="float" office:value="8287710" calcext:value-type="float">
            <text:p>8287710</text:p>
          </table:table-cell>
          <table:table-cell office:value-type="float" office:value="42.3601" calcext:value-type="float">
            <text:p>42.3601</text:p>
          </table:table-cell>
          <table:table-cell office:value-type="float" office:value="-71.0589" calcext:value-type="float">
            <text:p>-71.058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Dallas-Fort Worth, TX-OK CSA</text:span></text:p>
          </table:table-cell>
          <table:table-cell table:style-name="ce9" office:value-type="float" office:value="8057796" calcext:value-type="float">
            <text:p>8057796</text:p>
          </table:table-cell>
          <table:table-cell office:value-type="float" office:value="32.7767" calcext:value-type="float">
            <text:p>32.7767</text:p>
          </table:table-cell>
          <table:table-cell office:value-type="float" office:value="-96.797" calcext:value-type="float">
            <text:p>-96.79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Houston-The Woodlands, TX CSA</text:span></text:p>
          </table:table-cell>
          <table:table-cell table:style-name="ce9" office:value-type="float" office:value="7253193" calcext:value-type="float">
            <text:p>7253193</text:p>
          </table:table-cell>
          <table:table-cell office:value-type="float" office:value="29.7604" calcext:value-type="float">
            <text:p>29.7604</text:p>
          </table:table-cell>
          <table:table-cell office:value-type="float" office:value="-95.3698" calcext:value-type="float">
            <text:p>-95.369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Philadelphia-Reading-Camden, PA-NJ-DE-MD CSA</text:span></text:p>
          </table:table-cell>
          <table:table-cell table:style-name="ce9" office:value-type="float" office:value="7209620" calcext:value-type="float">
            <text:p>7209620</text:p>
          </table:table-cell>
          <table:table-cell office:value-type="float" office:value="39.9526" calcext:value-type="float">
            <text:p>39.9526</text:p>
          </table:table-cell>
          <table:table-cell office:value-type="float" office:value="-75.1652" calcext:value-type="float">
            <text:p>-75.16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Miami-Port St. Lucie-Fort Lauderdale, FL CSA</text:span></text:p>
          </table:table-cell>
          <table:table-cell table:style-name="ce9" office:value-type="float" office:value="6889936" calcext:value-type="float">
            <text:p>6889936</text:p>
          </table:table-cell>
          <table:table-cell office:value-type="float" office:value="25.7617" calcext:value-type="float">
            <text:p>25.7617</text:p>
          </table:table-cell>
          <table:table-cell office:value-type="float" office:value="-80.1918" calcext:value-type="float">
            <text:p>-80.19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Atlanta--Athens-Clarke County--Sandy Springs, GA-AL CSA</text:span></text:p>
          </table:table-cell>
          <table:table-cell table:style-name="ce9" office:value-type="float" office:value="6853392" calcext:value-type="float">
            <text:p>6853392</text:p>
          </table:table-cell>
          <table:table-cell office:value-type="float" office:value="33.749" calcext:value-type="float">
            <text:p>33.749</text:p>
          </table:table-cell>
          <table:table-cell office:value-type="float" office:value="-84.388" calcext:value-type="float">
            <text:p>-84.38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Detroit-Warren-Ann Arbor, MI CSA</text:span></text:p>
          </table:table-cell>
          <table:table-cell table:style-name="ce9" office:value-type="float" office:value="5341994" calcext:value-type="float">
            <text:p>5341994</text:p>
          </table:table-cell>
          <table:table-cell office:value-type="float" office:value="42.3314" calcext:value-type="float">
            <text:p>42.3314</text:p>
          </table:table-cell>
          <table:table-cell office:value-type="float" office:value="-83.0458" calcext:value-type="float">
            <text:p>-83.045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Phoenix-Mesa, AZ CSA</text:span></text:p>
          </table:table-cell>
          <table:table-cell table:style-name="ce9" office:value-type="float" office:value="5002221" calcext:value-type="float">
            <text:p>5002221</text:p>
          </table:table-cell>
          <table:table-cell office:value-type="float" office:value="33.4484" calcext:value-type="float">
            <text:p>33.4484</text:p>
          </table:table-cell>
          <table:table-cell office:value-type="float" office:value="-112.074" calcext:value-type="float">
            <text:p>-112.07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eattle-Tacoma, WA CSA</text:span></text:p>
          </table:table-cell>
          <table:table-cell table:style-name="ce9" office:value-type="float" office:value="4903675" calcext:value-type="float">
            <text:p>4903675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Orlando-Lakeland-Deltona, FL CSA</text:span></text:p>
          </table:table-cell>
          <table:table-cell table:style-name="ce9" office:value-type="float" office:value="4160646" calcext:value-type="float">
            <text:p>4160646</text:p>
          </table:table-cell>
          <table:table-cell office:value-type="float" office:value="28.5384" calcext:value-type="float">
            <text:p>28.5384</text:p>
          </table:table-cell>
          <table:table-cell office:value-type="float" office:value="-81.3789" calcext:value-type="float">
            <text:p>-81.378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Minneapolis-St. Paul, MN-WI CSA</text:span></text:p>
          </table:table-cell>
          <table:table-cell table:style-name="ce9" office:value-type="float" office:value="4027861" calcext:value-type="float">
            <text:p>4027861</text:p>
          </table:table-cell>
          <table:table-cell office:value-type="float" office:value="44.9778" calcext:value-type="float">
            <text:p>44.9778</text:p>
          </table:table-cell>
          <table:table-cell office:value-type="float" office:value="-93.265" calcext:value-type="float">
            <text:p>-93.26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Denver-Aurora, CO CSA</text:span></text:p>
          </table:table-cell>
          <table:table-cell table:style-name="ce9" office:value-type="float" office:value="3617927" calcext:value-type="float">
            <text:p>3617927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-104.9903" calcext:value-type="float">
            <text:p>-104.990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leveland-Akron-Canton, OH CSA</text:span></text:p>
          </table:table-cell>
          <table:table-cell table:style-name="ce9" office:value-type="float" office:value="3586918" calcext:value-type="float">
            <text:p>3586918</text:p>
          </table:table-cell>
          <table:table-cell office:value-type="float" office:value="41.4993" calcext:value-type="float">
            <text:p>41.4993</text:p>
          </table:table-cell>
          <table:table-cell office:value-type="float" office:value="-81.6944" calcext:value-type="float">
            <text:p>-81.694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Portland-Vancouver-Salem, OR-WA CSA</text:span></text:p>
          </table:table-cell>
          <table:table-cell table:style-name="ce9" office:value-type="float" office:value="3259710" calcext:value-type="float">
            <text:p>3259710</text:p>
          </table:table-cell>
          <table:table-cell office:value-type="float" office:value="45.5051" calcext:value-type="float">
            <text:p>45.5051</text:p>
          </table:table-cell>
          <table:table-cell office:value-type="float" office:value="-122.675" calcext:value-type="float">
            <text:p>-122.67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t. Louis-St. Charles-Farmington, MO-IL CSA</text:span></text:p>
          </table:table-cell>
          <table:table-cell table:style-name="ce9" office:value-type="float" office:value="2907648" calcext:value-type="float">
            <text:p>2907648</text:p>
          </table:table-cell>
          <table:table-cell office:value-type="float" office:value="38.627" calcext:value-type="float">
            <text:p>38.627</text:p>
          </table:table-cell>
          <table:table-cell office:value-type="float" office:value="-90.1994" calcext:value-type="float">
            <text:p>-90.199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harlotte-Concord, NC-SC CSA</text:span></text:p>
          </table:table-cell>
          <table:table-cell table:style-name="ce9" office:value-type="float" office:value="2797636" calcext:value-type="float">
            <text:p>2797636</text:p>
          </table:table-cell>
          <table:table-cell office:value-type="float" office:value="35.2271" calcext:value-type="float">
            <text:p>35.2271</text:p>
          </table:table-cell>
          <table:table-cell office:value-type="float" office:value="-80.8431" calcext:value-type="float">
            <text:p>-80.843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alt Lake City-Provo-Orem, UT CSA</text:span></text:p>
          </table:table-cell>
          <table:table-cell table:style-name="ce9" office:value-type="float" office:value="2641048" calcext:value-type="float">
            <text:p>2641048</text:p>
          </table:table-cell>
          <table:table-cell office:value-type="float" office:value="40.7608" calcext:value-type="float">
            <text:p>40.7608</text:p>
          </table:table-cell>
          <table:table-cell office:value-type="float" office:value="-111.891" calcext:value-type="float">
            <text:p>-111.89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acramento-Roseville, CA CSA</text:span></text:p>
          </table:table-cell>
          <table:table-cell table:style-name="ce9" office:value-type="float" office:value="2639124" calcext:value-type="float">
            <text:p>2639124</text:p>
          </table:table-cell>
          <table:table-cell office:value-type="float" office:value="38.5816" calcext:value-type="float">
            <text:p>38.5816</text:p>
          </table:table-cell>
          <table:table-cell office:value-type="float" office:value="-121.4944" calcext:value-type="float">
            <text:p>-121.494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Pittsburgh-New Castle-Weirton, PA-OH-WV CSA</text:span></text:p>
          </table:table-cell>
          <table:table-cell table:style-name="ce9" office:value-type="float" office:value="2603259" calcext:value-type="float">
            <text:p>2603259</text:p>
          </table:table-cell>
          <table:table-cell office:value-type="float" office:value="40.4406" calcext:value-type="float">
            <text:p>40.4406</text:p>
          </table:table-cell>
          <table:table-cell office:value-type="float" office:value="-79.9959" calcext:value-type="float">
            <text:p>-79.995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an Antonio-New Braunfels-Pearsall, TX CSA</text:span></text:p>
          </table:table-cell>
          <table:table-cell table:style-name="ce9" office:value-type="float" office:value="2571266" calcext:value-type="float">
            <text:p>2571266</text:p>
          </table:table-cell>
          <table:table-cell office:value-type="float" office:value="29.4241" calcext:value-type="float">
            <text:p>29.4241</text:p>
          </table:table-cell>
          <table:table-cell office:value-type="float" office:value="-98.4936" calcext:value-type="float">
            <text:p>-98.493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olumbus-Marion-Zanesville, OH CSA</text:span></text:p>
          </table:table-cell>
          <table:table-cell table:style-name="ce9" office:value-type="float" office:value="2525639" calcext:value-type="float">
            <text:p>2525639</text:p>
          </table:table-cell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Kansas City-Overland Park-Kansas City, MO-KS CSA</text:span></text:p>
          </table:table-cell>
          <table:table-cell table:style-name="ce9" office:value-type="float" office:value="2501151" calcext:value-type="float">
            <text:p>2501151</text:p>
          </table:table-cell>
          <table:table-cell office:value-type="float" office:value="39.0997" calcext:value-type="float">
            <text:p>39.0997</text:p>
          </table:table-cell>
          <table:table-cell office:value-type="float" office:value="-94.5786" calcext:value-type="float">
            <text:p>-94.578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Indianapolis-Carmel-Muncie, IN CSA</text:span></text:p>
          </table:table-cell>
          <table:table-cell table:style-name="ce9" office:value-type="float" office:value="2457286" calcext:value-type="float">
            <text:p>2457286</text:p>
          </table:table-cell>
          <table:table-cell office:value-type="float" office:value="39.7684" calcext:value-type="float">
            <text:p>39.7684</text:p>
          </table:table-cell>
          <table:table-cell office:value-type="float" office:value="-86.1581" calcext:value-type="float">
            <text:p>-86.158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Las Vegas-Henderson, NV CSA</text:span></text:p>
          </table:table-cell>
          <table:table-cell table:style-name="ce9" office:value-type="float" office:value="2313238" calcext:value-type="float">
            <text:p>2313238</text:p>
          </table:table-cell>
          <table:table-cell office:value-type="float" office:value="36.1699" calcext:value-type="float">
            <text:p>36.1699</text:p>
          </table:table-cell>
          <table:table-cell office:value-type="float" office:value="-115.1398" calcext:value-type="float">
            <text:p>-115.139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incinnati-Wilmington-Maysville, OH-KY-IN CSA</text:span></text:p>
          </table:table-cell>
          <table:table-cell table:style-name="ce9" office:value-type="float" office:value="2280246" calcext:value-type="float">
            <text:p>2280246</text:p>
          </table:table-cell>
          <table:table-cell office:value-type="float" office:value="39.1031" calcext:value-type="float">
            <text:p>39.1031</text:p>
          </table:table-cell>
          <table:table-cell office:value-type="float" office:value="-84.512" calcext:value-type="float">
            <text:p>-84.5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Raleigh-Durham-Cary, NC CSA</text:span></text:p>
          </table:table-cell>
          <table:table-cell table:style-name="ce9" office:value-type="float" office:value="2079687" calcext:value-type="float">
            <text:p>2079687</text:p>
          </table:table-cell>
          <table:table-cell office:value-type="float" office:value="35.7796" calcext:value-type="float">
            <text:p>35.7796</text:p>
          </table:table-cell>
          <table:table-cell office:value-type="float" office:value="-78.6382" calcext:value-type="float">
            <text:p>-78.638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Nashville-Davidson--Murfreesboro, TN CSA</text:span></text:p>
          </table:table-cell>
          <table:table-cell table:style-name="ce9" office:value-type="float" office:value="2062547" calcext:value-type="float">
            <text:p>2062547</text:p>
          </table:table-cell>
          <table:table-cell office:value-type="float" office:value="36.1627" calcext:value-type="float">
            <text:p>36.1627</text:p>
          </table:table-cell>
          <table:table-cell office:value-type="float" office:value="-86.7816" calcext:value-type="float">
            <text:p>-86.781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Milwaukee-Racine-Waukesha, WI CSA</text:span></text:p>
          </table:table-cell>
          <table:table-cell table:style-name="ce9" office:value-type="float" office:value="2047966" calcext:value-type="float">
            <text:p>2047966</text:p>
          </table:table-cell>
          <table:table-cell office:value-type="float" office:value="43.0389" calcext:value-type="float">
            <text:p>43.0389</text:p>
          </table:table-cell>
          <table:table-cell office:value-type="float" office:value="-87.9065" calcext:value-type="float">
            <text:p>-87.906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Virginia Beach-Norfolk, VA-NC CSA</text:span></text:p>
          </table:table-cell>
          <table:table-cell table:style-name="ce9" office:value-type="float" office:value="1859197" calcext:value-type="float">
            <text:p>1859197</text:p>
          </table:table-cell>
          <table:table-cell office:value-type="float" office:value="36.8529" calcext:value-type="float">
            <text:p>36.8529</text:p>
          </table:table-cell>
          <table:table-cell office:value-type="float" office:value="-75.978" calcext:value-type="float">
            <text:p>-75.97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Greensboro--Winston-Salem--High Point, NC CSA</text:span></text:p>
          </table:table-cell>
          <table:table-cell table:style-name="ce9" office:value-type="float" office:value="1689151" calcext:value-type="float">
            <text:p>1689151</text:p>
          </table:table-cell>
          <table:table-cell office:value-type="float" office:value="36.0726" calcext:value-type="float">
            <text:p>36.0726</text:p>
          </table:table-cell>
          <table:table-cell office:value-type="float" office:value="-79.792" calcext:value-type="float">
            <text:p>-79.79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Jacksonville-St. Marys-Palatka, FL-GA CSA</text:span></text:p>
          </table:table-cell>
          <table:table-cell table:style-name="ce9" office:value-type="float" office:value="1688701" calcext:value-type="float">
            <text:p>1688701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557" calcext:value-type="float">
            <text:p>-81.655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New Orleans-Metairie-Hammond, LA-MS CSA</text:span></text:p>
          </table:table-cell>
          <table:table-cell table:style-name="ce9" office:value-type="float" office:value="1507017" calcext:value-type="float">
            <text:p>1507017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-90.0715" calcext:value-type="float">
            <text:p>-90.071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Louisville/Jefferson County--Elizabethtown--Bardstown, KY-IN CSA</text:span></text:p>
          </table:table-cell>
          <table:table-cell table:style-name="ce9" office:value-type="float" office:value="1489142" calcext:value-type="float">
            <text:p>1489142</text:p>
          </table:table-cell>
          <table:table-cell office:value-type="float" office:value="38.2527" calcext:value-type="float">
            <text:p>38.2527</text:p>
          </table:table-cell>
          <table:table-cell office:value-type="float" office:value="-85.7585" calcext:value-type="float">
            <text:p>-85.758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Oklahoma City-Shawnee, OK CSA</text:span></text:p>
          </table:table-cell>
          <table:table-cell table:style-name="ce9" office:value-type="float" office:value="1481542" calcext:value-type="float">
            <text:p>1481542</text:p>
          </table:table-cell>
          <table:table-cell office:value-type="float" office:value="35.4676" calcext:value-type="float">
            <text:p>35.4676</text:p>
          </table:table-cell>
          <table:table-cell office:value-type="float" office:value="-97.5164" calcext:value-type="float">
            <text:p>-97.516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Greenville-Spartanburg-Anderson, SC CSA</text:span></text:p>
          </table:table-cell>
          <table:table-cell table:style-name="ce9" office:value-type="float" office:value="1475235" calcext:value-type="float">
            <text:p>1475235</text:p>
          </table:table-cell>
          <table:table-cell office:value-type="float" office:value="34.8526" calcext:value-type="float">
            <text:p>34.8526</text:p>
          </table:table-cell>
          <table:table-cell office:value-type="float" office:value="-82.394" calcext:value-type="float">
            <text:p>-82.39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Hartford-East Hartford, CT CSA</text:span></text:p>
          </table:table-cell>
          <table:table-cell table:style-name="ce9" office:value-type="float" office:value="1470083" calcext:value-type="float">
            <text:p>1470083</text:p>
          </table:table-cell>
          <table:table-cell office:value-type="float" office:value="41.7658" calcext:value-type="float">
            <text:p>41.7658</text:p>
          </table:table-cell>
          <table:table-cell office:value-type="float" office:value="-72.6734" calcext:value-type="float">
            <text:p>-72.67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Grand Rapids-Kentwood-Muskegon, MI CSA</text:span></text:p>
          </table:table-cell>
          <table:table-cell table:style-name="ce9" office:value-type="float" office:value="1412470" calcext:value-type="float">
            <text:p>1412470</text:p>
          </table:table-cell>
          <table:table-cell office:value-type="float" office:value="42.9634" calcext:value-type="float">
            <text:p>42.9634</text:p>
          </table:table-cell>
          <table:table-cell office:value-type="float" office:value="-85.6681" calcext:value-type="float">
            <text:p>-85.668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Memphis-Forrest City, TN-MS-AR CSA</text:span></text:p>
          </table:table-cell>
          <table:table-cell table:style-name="ce9" office:value-type="float" office:value="1371039" calcext:value-type="float">
            <text:p>1371039</text:p>
          </table:table-cell>
          <table:table-cell office:value-type="float" office:value="35.1495" calcext:value-type="float">
            <text:p>35.1495</text:p>
          </table:table-cell>
          <table:table-cell office:value-type="float" office:value="-90.049" calcext:value-type="float">
            <text:p>-90.0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Birmingham-Hoover-Talladega, AL CSA</text:span></text:p>
          </table:table-cell>
          <table:table-cell table:style-name="ce9" office:value-type="float" office:value="1317702" calcext:value-type="float">
            <text:p>1317702</text:p>
          </table:table-cell>
          <table:table-cell office:value-type="float" office:value="33.5186" calcext:value-type="float">
            <text:p>33.5186</text:p>
          </table:table-cell>
          <table:table-cell office:value-type="float" office:value="-86.8104" calcext:value-type="float">
            <text:p>-86.810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Fresno-Madera-Hanford, CA CSA</text:span></text:p>
          </table:table-cell>
          <table:table-cell table:style-name="ce9" office:value-type="float" office:value="1309368" calcext:value-type="float">
            <text:p>1309368</text:p>
          </table:table-cell>
          <table:table-cell office:value-type="float" office:value="36.7378" calcext:value-type="float">
            <text:p>36.7378</text:p>
          </table:table-cell>
          <table:table-cell office:value-type="float" office:value="-119.7871" calcext:value-type="float">
            <text:p>-119.787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Harrisburg-York-Lebanon, PA CSA</text:span></text:p>
          </table:table-cell>
          <table:table-cell table:style-name="ce9" office:value-type="float" office:value="1271801" calcext:value-type="float">
            <text:p>1271801</text:p>
          </table:table-cell>
          <table:table-cell office:value-type="float" office:value="40.2732" calcext:value-type="float">
            <text:p>40.2732</text:p>
          </table:table-cell>
          <table:table-cell office:value-type="float" office:value="-76.8867" calcext:value-type="float">
            <text:p>-76.886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Buffalo-Cheektowaga-Olean, NY CSA</text:span></text:p>
          </table:table-cell>
          <table:table-cell table:style-name="ce9" office:value-type="float" office:value="1204100" calcext:value-type="float">
            <text:p>1204100</text:p>
          </table:table-cell>
          <table:table-cell office:value-type="float" office:value="42.8864" calcext:value-type="float">
            <text:p>42.8864</text:p>
          </table:table-cell>
          <table:table-cell office:value-type="float" office:value="-78.8784" calcext:value-type="float">
            <text:p>-78.878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ape Coral-Fort Myers-Naples, FL CSA</text:span></text:p>
          </table:table-cell>
          <table:table-cell table:style-name="ce9" office:value-type="float" office:value="1197501" calcext:value-type="float">
            <text:p>1197501</text:p>
          </table:table-cell>
          <table:table-cell office:value-type="float" office:value="26.5629" calcext:value-type="float">
            <text:p>26.5629</text:p>
          </table:table-cell>
          <table:table-cell office:value-type="float" office:value="-81.9495" calcext:value-type="float">
            <text:p>-81.949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Albany-Schenectady, NY CSA</text:span></text:p>
          </table:table-cell>
          <table:table-cell table:style-name="ce9" office:value-type="float" office:value="1167594" calcext:value-type="float">
            <text:p>1167594</text:p>
          </table:table-cell>
          <table:table-cell office:value-type="float" office:value="42.6526" calcext:value-type="float">
            <text:p>42.6526</text:p>
          </table:table-cell>
          <table:table-cell office:value-type="float" office:value="-73.7562" calcext:value-type="float">
            <text:p>-73.756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Rochester-Batavia-Seneca Falls, NY CSA</text:span></text:p>
          </table:table-cell>
          <table:table-cell table:style-name="ce9" office:value-type="float" office:value="1160940" calcext:value-type="float">
            <text:p>1160940</text:p>
          </table:table-cell>
          <table:table-cell office:value-type="float" office:value="43.1566" calcext:value-type="float">
            <text:p>43.1566</text:p>
          </table:table-cell>
          <table:table-cell office:value-type="float" office:value="-77.6088" calcext:value-type="float">
            <text:p>-77.608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Albuquerque-Santa Fe-Las Vegas, NM CSA</text:span></text:p>
          </table:table-cell>
          <table:table-cell table:style-name="ce9" office:value-type="float" office:value="1158464" calcext:value-type="float">
            <text:p>1158464</text:p>
          </table:table-cell>
          <table:table-cell office:value-type="float" office:value="35.0844" calcext:value-type="float">
            <text:p>35.0844</text:p>
          </table:table-cell>
          <table:table-cell office:value-type="float" office:value="-106.6504" calcext:value-type="float">
            <text:p>-106.650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Knoxville-Morristown-Sevierville, TN CSA</text:span></text:p>
          </table:table-cell>
          <table:table-cell table:style-name="ce9" office:value-type="float" office:value="1146049" calcext:value-type="float">
            <text:p>1146049</text:p>
          </table:table-cell>
          <table:table-cell office:value-type="float" office:value="35.9606" calcext:value-type="float">
            <text:p>35.9606</text:p>
          </table:table-cell>
          <table:table-cell office:value-type="float" office:value="-83.9207" calcext:value-type="float">
            <text:p>-83.920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Tulsa-Muskogee-Bartlesville, OK CSA</text:span></text:p>
          </table:table-cell>
          <table:table-cell table:style-name="ce9" office:value-type="float" office:value="1118150" calcext:value-type="float">
            <text:p>1118150</text:p>
          </table:table-cell>
          <table:table-cell office:value-type="float" office:value="36.154" calcext:value-type="float">
            <text:p>36.154</text:p>
          </table:table-cell>
          <table:table-cell office:value-type="float" office:value="-95.9928" calcext:value-type="float">
            <text:p>-95.992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Tucson-Nogales, AZ CSA</text:span></text:p>
          </table:table-cell>
          <table:table-cell table:style-name="ce9" office:value-type="float" office:value="1093777" calcext:value-type="float">
            <text:p>1093777</text:p>
          </table:table-cell>
          <table:table-cell office:value-type="float" office:value="32.2226" calcext:value-type="float">
            <text:p>32.2226</text:p>
          </table:table-cell>
          <table:table-cell office:value-type="float" office:value="-110.9747" calcext:value-type="float">
            <text:p>-110.974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Dayton-Springfield-Kettering, OH CSA</text:span></text:p>
          </table:table-cell>
          <table:table-cell table:style-name="ce9" office:value-type="float" office:value="1080282" calcext:value-type="float">
            <text:p>1080282</text:p>
          </table:table-cell>
          <table:table-cell office:value-type="float" office:value="39.7589" calcext:value-type="float">
            <text:p>39.7589</text:p>
          </table:table-cell>
          <table:table-cell office:value-type="float" office:value="-84.1916" calcext:value-type="float">
            <text:p>-84.191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North Port-Sarasota, FL CSA</text:span></text:p>
          </table:table-cell>
          <table:table-cell table:style-name="ce9" office:value-type="float" office:value="1063906" calcext:value-type="float">
            <text:p>1063906</text:p>
          </table:table-cell>
          <table:table-cell office:value-type="float" office:value="27.3364" calcext:value-type="float">
            <text:p>27.3364</text:p>
          </table:table-cell>
          <table:table-cell office:value-type="float" office:value="-82.5307" calcext:value-type="float">
            <text:p>-82.530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El Paso-Las Cruces, TX-NM CSA</text:span></text:p>
          </table:table-cell>
          <table:table-cell table:style-name="ce9" office:value-type="float" office:value="1062319" calcext:value-type="float">
            <text:p>1062319</text:p>
          </table:table-cell>
          <table:table-cell office:value-type="float" office:value="31.7619" calcext:value-type="float">
            <text:p>31.7619</text:p>
          </table:table-cell>
          <table:table-cell office:value-type="float" office:value="-106.485" calcext:value-type="float">
            <text:p>-106.48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hattanooga-Cleveland-Dalton, TN-GA CSA</text:span></text:p>
          </table:table-cell>
          <table:table-cell table:style-name="ce9" office:value-type="float" office:value="1004573" calcext:value-type="float">
            <text:p>1004573</text:p>
          </table:table-cell>
          <table:table-cell office:value-type="float" office:value="35.0456" calcext:value-type="float">
            <text:p>35.0456</text:p>
          </table:table-cell>
          <table:table-cell office:value-type="float" office:value="-85.3097" calcext:value-type="float">
            <text:p>-85.309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Kalamazoo-Battle Creek-Portage, MI CSA</text:span></text:p>
          </table:table-cell>
          <table:table-cell table:style-name="ce10" office:value-type="float" office:value="503706" calcext:value-type="float">
            <text:p>503,706</text:p>
          </table:table-cell>
          <table:table-cell office:value-type="float" office:value="42.2917" calcext:value-type="float">
            <text:p>42.2917</text:p>
          </table:table-cell>
          <table:table-cell office:value-type="float" office:value="-85.5872" calcext:value-type="float">
            <text:p>-85.587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Johnson City-Kingsport-Bristol, TN-VA CSA</text:span></text:p>
          </table:table-cell>
          <table:table-cell table:style-name="ce10" office:value-type="float" office:value="510851" calcext:value-type="float">
            <text:p>510,851</text:p>
          </table:table-cell>
          <table:table-cell office:value-type="float" office:value="36.3134" calcext:value-type="float">
            <text:p>36.3134</text:p>
          </table:table-cell>
          <table:table-cell office:value-type="float" office:value="-82.3535" calcext:value-type="float">
            <text:p>-82.353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Corpus Christi-Kingsville-Alice, TX CSA</text:span></text:p>
          </table:table-cell>
          <table:table-cell table:style-name="ce10" office:value-type="float" office:value="535257" calcext:value-type="float">
            <text:p>535,257</text:p>
          </table:table-cell>
          <table:table-cell office:value-type="float" office:value="27.8006" calcext:value-type="float">
            <text:p>27.8006</text:p>
          </table:table-cell>
          <table:table-cell office:value-type="float" office:value="-97.3964" calcext:value-type="float">
            <text:p>-97.396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Pensacola-Ferry Pass, FL-AL CSA</text:span></text:p>
          </table:table-cell>
          <table:table-cell table:style-name="ce10" office:value-type="float" office:value="539262" calcext:value-type="float">
            <text:p>539,262</text:p>
          </table:table-cell>
          <table:table-cell office:value-type="float" office:value="30.4213" calcext:value-type="float">
            <text:p>30.4213</text:p>
          </table:table-cell>
          <table:table-cell office:value-type="float" office:value="-87.2169" calcext:value-type="float">
            <text:p>-87.216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Asheville-Marion-Brevard, NC CSA</text:span></text:p>
          </table:table-cell>
          <table:table-cell table:style-name="ce10" office:value-type="float" office:value="542821" calcext:value-type="float">
            <text:p>542,821</text:p>
          </table:table-cell>
          <table:table-cell office:value-type="float" office:value="35.5951" calcext:value-type="float">
            <text:p>35.5951</text:p>
          </table:table-cell>
          <table:table-cell office:value-type="float" office:value="-82.5515" calcext:value-type="float">
            <text:p>-82.551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Myrtle Beach-Conway, SC-NC CSA</text:span></text:p>
          </table:table-cell>
          <table:table-cell table:style-name="ce10" office:value-type="float" office:value="559581" calcext:value-type="float">
            <text:p>559,581</text:p>
          </table:table-cell>
          <table:table-cell office:value-type="float" office:value="33.6891" calcext:value-type="float">
            <text:p>33.6891</text:p>
          </table:table-cell>
          <table:table-cell office:value-type="float" office:value="-78.8867" calcext:value-type="float">
            <text:p>-78.886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Savannah-Hinesville-Statesboro, GA CSA</text:span></text:p>
          </table:table-cell>
          <table:table-cell table:style-name="ce10" office:value-type="float" office:value="583882" calcext:value-type="float">
            <text:p>583,882</text:p>
          </table:table-cell>
          <table:table-cell office:value-type="float" office:value="32.0809" calcext:value-type="float">
            <text:p>32.0809</text:p>
          </table:table-cell>
          <table:table-cell office:value-type="float" office:value="-81.0912" calcext:value-type="float">
            <text:p>-81.09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Fort Wayne-Huntington-Auburn, IN CSA</text:span></text:p>
          </table:table-cell>
          <table:table-cell table:style-name="ce10" office:value-type="float" office:value="611373" calcext:value-type="float">
            <text:p>611,373</text:p>
          </table:table-cell>
          <table:table-cell office:value-type="float" office:value="41.0793" calcext:value-type="float">
            <text:p>41.0793</text:p>
          </table:table-cell>
          <table:table-cell office:value-type="float" office:value="-85.1394" calcext:value-type="float">
            <text:p>-85.139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Lafayette-Opelousas-Morgan City, LA CSA</text:span></text:p>
          </table:table-cell>
          <table:table-cell table:style-name="ce10" office:value-type="float" office:value="620679" calcext:value-type="float">
            <text:p>620,679</text:p>
          </table:table-cell>
          <table:table-cell office:value-type="float" office:value="30.2241" calcext:value-type="float">
            <text:p>30.2241</text:p>
          </table:table-cell>
          <table:table-cell office:value-type="float" office:value="-92.0198" calcext:value-type="float">
            <text:p>-92.019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Huntsville-Decatur, AL CSA</text:span></text:p>
          </table:table-cell>
          <table:table-cell table:style-name="ce10" office:value-type="float" office:value="624427" calcext:value-type="float">
            <text:p>624,427</text:p>
          </table:table-cell>
          <table:table-cell office:value-type="float" office:value="34.7304" calcext:value-type="float">
            <text:p>34.7304</text:p>
          </table:table-cell>
          <table:table-cell office:value-type="float" office:value="-86.5861" calcext:value-type="float">
            <text:p>-86.586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Youngstown-Warren, OH-PA CSA</text:span></text:p>
          </table:table-cell>
          <table:table-cell table:style-name="ce10" office:value-type="float" office:value="637964" calcext:value-type="float">
            <text:p>637,964</text:p>
          </table:table-cell>
          <table:table-cell office:value-type="float" office:value="41.0998" calcext:value-type="float">
            <text:p>41.0998</text:p>
          </table:table-cell>
          <table:table-cell office:value-type="float" office:value="-80.6495" calcext:value-type="float">
            <text:p>-80.649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.<text:span text:style-name="T1">Reno-Carson City-Fernley, NV CSA</text:span></text:p>
          </table:table-cell>
          <table:table-cell table:style-name="ce10" office:value-type="float" office:value="637973" calcext:value-type="float">
            <text:p>637,973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Portland-Lewiston-South Portland, ME CSA</text:span></text:p>
          </table:table-cell>
          <table:table-cell table:style-name="ce10" office:value-type="float" office:value="646777" calcext:value-type="float">
            <text:p>646,777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Mobile-Daphne-Fairhope, AL CSA</text:span></text:p>
          </table:table-cell>
          <table:table-cell table:style-name="ce10" office:value-type="float" office:value="652770" calcext:value-type="float">
            <text:p>652,77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Jackson-Vicksburg-Brookhaven, MS CSA</text:span></text:p>
          </table:table-cell>
          <table:table-cell table:style-name="ce10" office:value-type="float" office:value="674340" calcext:value-type="float">
            <text:p>674,34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Wichita-Winfield, KS CSA</text:span></text:p>
          </table:table-cell>
          <table:table-cell table:style-name="ce10" office:value-type="float" office:value="675126" calcext:value-type="float">
            <text:p>675,12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Syracuse-Auburn, NY CSA</text:span></text:p>
          </table:table-cell>
          <table:table-cell table:style-name="ce10" office:value-type="float" office:value="725169" calcext:value-type="float">
            <text:p>725,16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Spokane-Spokane Valley-Coeur d'Alene, WA-ID CSA</text:span></text:p>
          </table:table-cell>
          <table:table-cell table:style-name="ce10" office:value-type="float" office:value="734218" calcext:value-type="float">
            <text:p>734,21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Lexington-Fayette--Richmond--Frankfort, KY CSA</text:span></text:p>
          </table:table-cell>
          <table:table-cell table:style-name="ce10" office:value-type="float" office:value="745033" calcext:value-type="float">
            <text:p>745,033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Charleston-Huntington-Ashland, WV-OH-KY CSA</text:span></text:p>
          </table:table-cell>
          <table:table-cell table:style-name="ce10" office:value-type="float" office:value="776694" calcext:value-type="float">
            <text:p>776,694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South Bend-Elkhart-Mishawaka, IN-MI CSA</text:span></text:p>
          </table:table-cell>
          <table:table-cell table:style-name="ce10" office:value-type="float" office:value="809069" calcext:value-type="float">
            <text:p>809,06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Boise City-Mountain Home-Ontario, ID-OR CSA</text:span></text:p>
          </table:table-cell>
          <table:table-cell table:style-name="ce10" office:value-type="float" office:value="831235" calcext:value-type="float">
            <text:p>831,23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Toledo-Findlay-Tiffin, OH CSA</text:span></text:p>
          </table:table-cell>
          <table:table-cell table:style-name="ce10" office:value-type="float" office:value="831295" calcext:value-type="float">
            <text:p>831,29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Fayetteville-Sanford-Lumberton, NC CSA</text:span></text:p>
          </table:table-cell>
          <table:table-cell table:style-name="ce10" office:value-type="float" office:value="854826" calcext:value-type="float">
            <text:p>854,82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Des Moines-Ames-West Des Moines, IA CSA</text:span></text:p>
          </table:table-cell>
          <table:table-cell table:style-name="ce10" office:value-type="float" office:value="877991" calcext:value-type="float">
            <text:p>877,99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Madison-Janesville-Beloit, WI CSA</text:span></text:p>
          </table:table-cell>
          <table:table-cell table:style-name="ce10" office:value-type="float" office:value="892661" calcext:value-type="float">
            <text:p>892,66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Little Rock-North Little Rock, AR CSA</text:span></text:p>
          </table:table-cell>
          <table:table-cell table:style-name="ce10" office:value-type="float" office:value="908941" calcext:value-type="float">
            <text:p>908,94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McAllen-Edinburg, TX CSA</text:span></text:p>
          </table:table-cell>
          <table:table-cell table:style-name="ce10" office:value-type="float" office:value="933340" calcext:value-type="float">
            <text:p>933,340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Columbia-Orangeburg-Newberry, SC CSA</text:span></text:p>
          </table:table-cell>
          <table:table-cell table:style-name="ce10" office:value-type="float" office:value="963048" calcext:value-type="float">
            <text:p>963,048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.<text:span text:style-name="T1">Omaha-Council Bluffs-Fremont, NE-IA CSA</text:span></text:p>
          </table:table-cell>
          <table:table-cell table:style-name="ce10" office:value-type="float" office:value="986007" calcext:value-type="float">
            <text:p>986,007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1:01:54.984069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8T02:34:17.576476004</meta:creation-date>
    <dc:date>2022-08-09T11:13:37.832603919</dc:date>
    <meta:editing-duration>PT23H54S</meta:editing-duration>
    <meta:editing-cycles>5</meta:editing-cycles>
    <meta:generator>LibreOffice/7.2.5.2$MacOSX_X86_64 LibreOffice_project/499f9727c189e6ef3471021d6132d4c694f357e5</meta:generator>
    <meta:document-statistic meta:table-count="1" meta:cell-count="318" meta:object-count="0"/>
  </office:meta>
</office:document-meta>
</file>